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417641666667" calcext:value-type="float">
            <text:p>2.22418</text:p>
          </table:table-cell>
          <table:table-cell office:value-type="float" office:value="2.45078933333333" calcext:value-type="float">
            <text:p>2.45079</text:p>
          </table:table-cell>
          <table:table-cell office:value-type="float" office:value="3.97197" calcext:value-type="float">
            <text:p>3.971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08708333333" calcext:value-type="float">
            <text:p>2.21809</text:p>
          </table:table-cell>
          <table:table-cell office:value-type="float" office:value="2.34896" calcext:value-type="float">
            <text:p>2.34896</text:p>
          </table:table-cell>
          <table:table-cell office:value-type="float" office:value="3.832603" calcext:value-type="float">
            <text:p>3.83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58783333333" calcext:value-type="float">
            <text:p>2.24759</text:p>
          </table:table-cell>
          <table:table-cell office:value-type="float" office:value="2.34824033333333" calcext:value-type="float">
            <text:p>2.34824</text:p>
          </table:table-cell>
          <table:table-cell office:value-type="float" office:value="3.898106" calcext:value-type="float">
            <text:p>3.898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0604016666667" calcext:value-type="float">
            <text:p>2.20604</text:p>
          </table:table-cell>
          <table:table-cell office:value-type="float" office:value="2.34724183333333" calcext:value-type="float">
            <text:p>2.34724</text:p>
          </table:table-cell>
          <table:table-cell office:value-type="float" office:value="3.663036" calcext:value-type="float">
            <text:p>3.663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596525" calcext:value-type="float">
            <text:p>2.34597</text:p>
          </table:table-cell>
          <table:table-cell office:value-type="float" office:value="2.52440775" calcext:value-type="float">
            <text:p>2.52441</text:p>
          </table:table-cell>
          <table:table-cell office:value-type="float" office:value="5.369352" calcext:value-type="float">
            <text:p>5.369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905533333333" calcext:value-type="float">
            <text:p>2.25906</text:p>
          </table:table-cell>
          <table:table-cell office:value-type="float" office:value="2.33409283333333" calcext:value-type="float">
            <text:p>2.33409</text:p>
          </table:table-cell>
          <table:table-cell office:value-type="float" office:value="3.660116" calcext:value-type="float">
            <text:p>3.660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05825" calcext:value-type="float">
            <text:p>2.24606</text:p>
          </table:table-cell>
          <table:table-cell office:value-type="float" office:value="2.33104741666667" calcext:value-type="float">
            <text:p>2.33105</text:p>
          </table:table-cell>
          <table:table-cell office:value-type="float" office:value="3.811418" calcext:value-type="float">
            <text:p>3.81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613783333333" calcext:value-type="float">
            <text:p>2.30614</text:p>
          </table:table-cell>
          <table:table-cell office:value-type="float" office:value="2.38385283333333" calcext:value-type="float">
            <text:p>2.38385</text:p>
          </table:table-cell>
          <table:table-cell office:value-type="float" office:value="4.096052" calcext:value-type="float">
            <text:p>4.096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284741666667" calcext:value-type="float">
            <text:p>2.19285</text:p>
          </table:table-cell>
          <table:table-cell office:value-type="float" office:value="2.30177658333333" calcext:value-type="float">
            <text:p>2.30178</text:p>
          </table:table-cell>
          <table:table-cell office:value-type="float" office:value="3.157209" calcext:value-type="float">
            <text:p>3.157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298933333333" calcext:value-type="float">
            <text:p>2.29299</text:p>
          </table:table-cell>
          <table:table-cell office:value-type="float" office:value="2.38600725" calcext:value-type="float">
            <text:p>2.38601</text:p>
          </table:table-cell>
          <table:table-cell office:value-type="float" office:value="4.211281" calcext:value-type="float">
            <text:p>4.211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82016666667" calcext:value-type="float">
            <text:p>2.28982</text:p>
          </table:table-cell>
          <table:table-cell office:value-type="float" office:value="2.25828391666667" calcext:value-type="float">
            <text:p>2.25828</text:p>
          </table:table-cell>
          <table:table-cell office:value-type="float" office:value="3.701362" calcext:value-type="float">
            <text:p>3.701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253608333333" calcext:value-type="float">
            <text:p>2.28254</text:p>
          </table:table-cell>
          <table:table-cell office:value-type="float" office:value="2.46440941666667" calcext:value-type="float">
            <text:p>2.46441</text:p>
          </table:table-cell>
          <table:table-cell office:value-type="float" office:value="4.951647" calcext:value-type="float">
            <text:p>4.951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178475" calcext:value-type="float">
            <text:p>2.20178</text:p>
          </table:table-cell>
          <table:table-cell office:value-type="float" office:value="2.27325266666667" calcext:value-type="float">
            <text:p>2.27325</text:p>
          </table:table-cell>
          <table:table-cell office:value-type="float" office:value="3.250151" calcext:value-type="float">
            <text:p>3.250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142291666667" calcext:value-type="float">
            <text:p>2.27142</text:p>
          </table:table-cell>
          <table:table-cell office:value-type="float" office:value="2.34860083333333" calcext:value-type="float">
            <text:p>2.3486</text:p>
          </table:table-cell>
          <table:table-cell office:value-type="float" office:value="3.873024" calcext:value-type="float">
            <text:p>3.873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2474" calcext:value-type="float">
            <text:p>2.17247</text:p>
          </table:table-cell>
          <table:table-cell office:value-type="float" office:value="2.27018233333333" calcext:value-type="float">
            <text:p>2.27018</text:p>
          </table:table-cell>
          <table:table-cell office:value-type="float" office:value="3.307258" calcext:value-type="float">
            <text:p>3.307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44091666667" calcext:value-type="float">
            <text:p>2.26544</text:p>
          </table:table-cell>
          <table:table-cell office:value-type="float" office:value="2.33522841666667" calcext:value-type="float">
            <text:p>2.33523</text:p>
          </table:table-cell>
          <table:table-cell office:value-type="float" office:value="3.685525" calcext:value-type="float">
            <text:p>3.685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864766666667" calcext:value-type="float">
            <text:p>2.25865</text:p>
          </table:table-cell>
          <table:table-cell office:value-type="float" office:value="2.32343391666667" calcext:value-type="float">
            <text:p>2.32343</text:p>
          </table:table-cell>
          <table:table-cell office:value-type="float" office:value="3.365869" calcext:value-type="float">
            <text:p>3.365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55577" calcext:value-type="float">
            <text:p>2.25558</text:p>
          </table:table-cell>
          <table:table-cell office:value-type="float" office:value="2.25640241666667" calcext:value-type="float">
            <text:p>2.2564</text:p>
          </table:table-cell>
          <table:table-cell office:value-type="float" office:value="3.427286" calcext:value-type="float">
            <text:p>3.427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7165" calcext:value-type="float">
            <text:p>2.21172</text:p>
          </table:table-cell>
          <table:table-cell office:value-type="float" office:value="2.25199566666667" calcext:value-type="float">
            <text:p>2.252</text:p>
          </table:table-cell>
          <table:table-cell office:value-type="float" office:value="3.724586" calcext:value-type="float">
            <text:p>3.724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87633333333" calcext:value-type="float">
            <text:p>2.25188</text:p>
          </table:table-cell>
          <table:table-cell office:value-type="float" office:value="2.26080258333333" calcext:value-type="float">
            <text:p>2.2608</text:p>
          </table:table-cell>
          <table:table-cell office:value-type="float" office:value="3.661868" calcext:value-type="float">
            <text:p>3.661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025983333333" calcext:value-type="float">
            <text:p>2.25026</text:p>
          </table:table-cell>
          <table:table-cell office:value-type="float" office:value="2.33552358333333" calcext:value-type="float">
            <text:p>2.33552</text:p>
          </table:table-cell>
          <table:table-cell office:value-type="float" office:value="3.650489" calcext:value-type="float">
            <text:p>3.650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985675" calcext:value-type="float">
            <text:p>2.24986</text:p>
          </table:table-cell>
          <table:table-cell office:value-type="float" office:value="2.24411091666667" calcext:value-type="float">
            <text:p>2.24411</text:p>
          </table:table-cell>
          <table:table-cell office:value-type="float" office:value="3.293363" calcext:value-type="float">
            <text:p>3.293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4722525" calcext:value-type="float">
            <text:p>2.24723</text:p>
          </table:table-cell>
          <table:table-cell office:value-type="float" office:value="2.30594525" calcext:value-type="float">
            <text:p>2.30595</text:p>
          </table:table-cell>
          <table:table-cell office:value-type="float" office:value="3.695751" calcext:value-type="float">
            <text:p>3.695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93916666667" calcext:value-type="float">
            <text:p>2.22694</text:p>
          </table:table-cell>
          <table:table-cell office:value-type="float" office:value="2.24647" calcext:value-type="float">
            <text:p>2.24647</text:p>
          </table:table-cell>
          <table:table-cell office:value-type="float" office:value="3.369356" calcext:value-type="float">
            <text:p>3.369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304325" calcext:value-type="float">
            <text:p>2.24304</text:p>
          </table:table-cell>
          <table:table-cell office:value-type="float" office:value="2.25267033333333" calcext:value-type="float">
            <text:p>2.25267</text:p>
          </table:table-cell>
          <table:table-cell office:value-type="float" office:value="3.600196" calcext:value-type="float">
            <text:p>3.60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983" calcext:value-type="float">
            <text:p>2.24098</text:p>
          </table:table-cell>
          <table:table-cell office:value-type="float" office:value="2.30719508333333" calcext:value-type="float">
            <text:p>2.3072</text:p>
          </table:table-cell>
          <table:table-cell office:value-type="float" office:value="3.290374" calcext:value-type="float">
            <text:p>3.290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17883333333" calcext:value-type="float">
            <text:p>2.24018</text:p>
          </table:table-cell>
          <table:table-cell office:value-type="float" office:value="2.219693" calcext:value-type="float">
            <text:p>2.21969</text:p>
          </table:table-cell>
          <table:table-cell office:value-type="float" office:value="3.634846" calcext:value-type="float">
            <text:p>3.634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975983333333" calcext:value-type="float">
            <text:p>2.23976</text:p>
          </table:table-cell>
          <table:table-cell office:value-type="float" office:value="2.27444608333333" calcext:value-type="float">
            <text:p>2.27445</text:p>
          </table:table-cell>
          <table:table-cell office:value-type="float" office:value="3.290441" calcext:value-type="float">
            <text:p>3.290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806541666667" calcext:value-type="float">
            <text:p>2.23807</text:p>
          </table:table-cell>
          <table:table-cell office:value-type="float" office:value="2.30205291666667" calcext:value-type="float">
            <text:p>2.30205</text:p>
          </table:table-cell>
          <table:table-cell office:value-type="float" office:value="3.608278" calcext:value-type="float">
            <text:p>3.608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806083333333" calcext:value-type="float">
            <text:p>2.23806</text:p>
          </table:table-cell>
          <table:table-cell office:value-type="float" office:value="2.27416416666667" calcext:value-type="float">
            <text:p>2.27416</text:p>
          </table:table-cell>
          <table:table-cell office:value-type="float" office:value="3.695832" calcext:value-type="float">
            <text:p>3.695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98883333333" calcext:value-type="float">
            <text:p>2.23599</text:p>
          </table:table-cell>
          <table:table-cell office:value-type="float" office:value="2.35179216666667" calcext:value-type="float">
            <text:p>2.35179</text:p>
          </table:table-cell>
          <table:table-cell office:value-type="float" office:value="3.9156" calcext:value-type="float">
            <text:p>3.91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354216666667" calcext:value-type="float">
            <text:p>2.23354</text:p>
          </table:table-cell>
          <table:table-cell office:value-type="float" office:value="2.19094716666667" calcext:value-type="float">
            <text:p>2.19095</text:p>
          </table:table-cell>
          <table:table-cell office:value-type="float" office:value="3.359422" calcext:value-type="float">
            <text:p>3.359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757" calcext:value-type="float">
            <text:p>2.23076</text:p>
          </table:table-cell>
          <table:table-cell office:value-type="float" office:value="2.19684991666667" calcext:value-type="float">
            <text:p>2.19685</text:p>
          </table:table-cell>
          <table:table-cell office:value-type="float" office:value="3.416792" calcext:value-type="float">
            <text:p>3.416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631183333333" calcext:value-type="float">
            <text:p>2.22631</text:p>
          </table:table-cell>
          <table:table-cell office:value-type="float" office:value="2.27913808333333" calcext:value-type="float">
            <text:p>2.27914</text:p>
          </table:table-cell>
          <table:table-cell office:value-type="float" office:value="3.376613" calcext:value-type="float">
            <text:p>3.376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066091666667" calcext:value-type="float">
            <text:p>2.22066</text:p>
          </table:table-cell>
          <table:table-cell office:value-type="float" office:value="2.34200383333333" calcext:value-type="float">
            <text:p>2.342</text:p>
          </table:table-cell>
          <table:table-cell office:value-type="float" office:value="3.481257" calcext:value-type="float">
            <text:p>3.481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562333333333" calcext:value-type="float">
            <text:p>2.21562</text:p>
          </table:table-cell>
          <table:table-cell office:value-type="float" office:value="2.37892708333333" calcext:value-type="float">
            <text:p>2.37893</text:p>
          </table:table-cell>
          <table:table-cell office:value-type="float" office:value="3.595304" calcext:value-type="float">
            <text:p>3.59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554933333333" calcext:value-type="float">
            <text:p>2.21555</text:p>
          </table:table-cell>
          <table:table-cell office:value-type="float" office:value="2.20396183333333" calcext:value-type="float">
            <text:p>2.20396</text:p>
          </table:table-cell>
          <table:table-cell office:value-type="float" office:value="3.056762" calcext:value-type="float">
            <text:p>3.056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461016666667" calcext:value-type="float">
            <text:p>2.21461</text:p>
          </table:table-cell>
          <table:table-cell office:value-type="float" office:value="2.25082975" calcext:value-type="float">
            <text:p>2.25083</text:p>
          </table:table-cell>
          <table:table-cell office:value-type="float" office:value="3.605921" calcext:value-type="float">
            <text:p>3.605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71866666667" calcext:value-type="float">
            <text:p>2.21272</text:p>
          </table:table-cell>
          <table:table-cell office:value-type="float" office:value="2.27960783333333" calcext:value-type="float">
            <text:p>2.27961</text:p>
          </table:table-cell>
          <table:table-cell office:value-type="float" office:value="3.29238" calcext:value-type="float">
            <text:p>3.292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971941666667" calcext:value-type="float">
            <text:p>2.19972</text:p>
          </table:table-cell>
          <table:table-cell office:value-type="float" office:value="2.21247691666667" calcext:value-type="float">
            <text:p>2.21248</text:p>
          </table:table-cell>
          <table:table-cell office:value-type="float" office:value="3.454204" calcext:value-type="float">
            <text:p>3.45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1209983333333" calcext:value-type="float">
            <text:p>2.2121</text:p>
          </table:table-cell>
          <table:table-cell office:value-type="float" office:value="2.40236275" calcext:value-type="float">
            <text:p>2.40236</text:p>
          </table:table-cell>
          <table:table-cell office:value-type="float" office:value="3.587662" calcext:value-type="float">
            <text:p>3.587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680175" calcext:value-type="float">
            <text:p>2.2268</text:p>
          </table:table-cell>
          <table:table-cell office:value-type="float" office:value="2.21125716666667" calcext:value-type="float">
            <text:p>2.21126</text:p>
          </table:table-cell>
          <table:table-cell office:value-type="float" office:value="2.969477" calcext:value-type="float">
            <text:p>2.969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19141666667" calcext:value-type="float">
            <text:p>2.21119</text:p>
          </table:table-cell>
          <table:table-cell office:value-type="float" office:value="2.36975516666667" calcext:value-type="float">
            <text:p>2.36976</text:p>
          </table:table-cell>
          <table:table-cell office:value-type="float" office:value="3.519307" calcext:value-type="float">
            <text:p>3.519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90466666667" calcext:value-type="float">
            <text:p>2.2099</text:p>
          </table:table-cell>
          <table:table-cell office:value-type="float" office:value="2.30375258333333" calcext:value-type="float">
            <text:p>2.30375</text:p>
          </table:table-cell>
          <table:table-cell office:value-type="float" office:value="3.489522" calcext:value-type="float">
            <text:p>3.489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05683333333" calcext:value-type="float">
            <text:p>2.20006</text:p>
          </table:table-cell>
          <table:table-cell office:value-type="float" office:value="2.23709308333333" calcext:value-type="float">
            <text:p>2.23709</text:p>
          </table:table-cell>
          <table:table-cell office:value-type="float" office:value="2.82533" calcext:value-type="float">
            <text:p>2.825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943408333333" calcext:value-type="float">
            <text:p>2.19943</text:p>
          </table:table-cell>
          <table:table-cell office:value-type="float" office:value="2.36910533333333" calcext:value-type="float">
            <text:p>2.36911</text:p>
          </table:table-cell>
          <table:table-cell office:value-type="float" office:value="3.911321" calcext:value-type="float">
            <text:p>3.911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287408333333" calcext:value-type="float">
            <text:p>2.19287</text:p>
          </table:table-cell>
          <table:table-cell office:value-type="float" office:value="2.31544908333333" calcext:value-type="float">
            <text:p>2.31545</text:p>
          </table:table-cell>
          <table:table-cell office:value-type="float" office:value="3.464768" calcext:value-type="float">
            <text:p>3.464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37266666667" calcext:value-type="float">
            <text:p>2.18237</text:p>
          </table:table-cell>
          <table:table-cell office:value-type="float" office:value="2.19189058333333" calcext:value-type="float">
            <text:p>2.19189</text:p>
          </table:table-cell>
          <table:table-cell office:value-type="float" office:value="2.982252" calcext:value-type="float">
            <text:p>2.982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53308333333" calcext:value-type="float">
            <text:p>2.18853</text:p>
          </table:table-cell>
          <table:table-cell office:value-type="float" office:value="2.26613391666667" calcext:value-type="float">
            <text:p>2.26613</text:p>
          </table:table-cell>
          <table:table-cell office:value-type="float" office:value="3.071415" calcext:value-type="float">
            <text:p>3.07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94208333333" calcext:value-type="float">
            <text:p>2.18194</text:p>
          </table:table-cell>
          <table:table-cell office:value-type="float" office:value="2.25268291666667" calcext:value-type="float">
            <text:p>2.25268</text:p>
          </table:table-cell>
          <table:table-cell office:value-type="float" office:value="3.020718" calcext:value-type="float">
            <text:p>3.020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86066666667" calcext:value-type="float">
            <text:p>2.18186</text:p>
          </table:table-cell>
          <table:table-cell office:value-type="float" office:value="2.28714608333333" calcext:value-type="float">
            <text:p>2.28715</text:p>
          </table:table-cell>
          <table:table-cell office:value-type="float" office:value="3.005409" calcext:value-type="float">
            <text:p>3.005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079741666667" calcext:value-type="float">
            <text:p>2.1808</text:p>
          </table:table-cell>
          <table:table-cell office:value-type="float" office:value="2.1808145" calcext:value-type="float">
            <text:p>2.18081</text:p>
          </table:table-cell>
          <table:table-cell office:value-type="float" office:value="2.695628" calcext:value-type="float">
            <text:p>2.695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264308333333" calcext:value-type="float">
            <text:p>2.17264</text:p>
          </table:table-cell>
          <table:table-cell office:value-type="float" office:value="2.13959475" calcext:value-type="float">
            <text:p>2.13959</text:p>
          </table:table-cell>
          <table:table-cell office:value-type="float" office:value="2.877256" calcext:value-type="float">
            <text:p>2.877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446575" calcext:value-type="float">
            <text:p>2.16447</text:p>
          </table:table-cell>
          <table:table-cell office:value-type="float" office:value="2.16604283333333" calcext:value-type="float">
            <text:p>2.16604</text:p>
          </table:table-cell>
          <table:table-cell office:value-type="float" office:value="2.725348" calcext:value-type="float">
            <text:p>2.725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535783333333" calcext:value-type="float">
            <text:p>2.15536</text:p>
          </table:table-cell>
          <table:table-cell office:value-type="float" office:value="2.23129533333333" calcext:value-type="float">
            <text:p>2.2313</text:p>
          </table:table-cell>
          <table:table-cell office:value-type="float" office:value="2.839334" calcext:value-type="float">
            <text:p>2.839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421791666667" calcext:value-type="float">
            <text:p>2.15422</text:p>
          </table:table-cell>
          <table:table-cell office:value-type="float" office:value="2.21668916666667" calcext:value-type="float">
            <text:p>2.21669</text:p>
          </table:table-cell>
          <table:table-cell office:value-type="float" office:value="2.630422" calcext:value-type="float">
            <text:p>2.630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958" calcext:value-type="float">
            <text:p>2.12958</text:p>
          </table:table-cell>
          <table:table-cell office:value-type="float" office:value="2.18882541666667" calcext:value-type="float">
            <text:p>2.18883</text:p>
          </table:table-cell>
          <table:table-cell office:value-type="float" office:value="2.728706" calcext:value-type="float">
            <text:p>2.728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1786958333333" calcext:value-type="float">
            <text:p>2.11787</text:p>
          </table:table-cell>
          <table:table-cell office:value-type="float" office:value="2.00829875" calcext:value-type="float">
            <text:p>2.0083</text:p>
          </table:table-cell>
          <table:table-cell office:value-type="float" office:value="2.501782" calcext:value-type="float">
            <text:p>2.501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3769" calcext:value-type="float">
            <text:p>2.11377</text:p>
          </table:table-cell>
          <table:table-cell office:value-type="float" office:value="2.11327816666667" calcext:value-type="float">
            <text:p>2.11328</text:p>
          </table:table-cell>
          <table:table-cell office:value-type="float" office:value="2.571869" calcext:value-type="float">
            <text:p>2.571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0055" calcext:value-type="float">
            <text:p>2.10901</text:p>
          </table:table-cell>
          <table:table-cell office:value-type="float" office:value="1.99124175" calcext:value-type="float">
            <text:p>1.99124</text:p>
          </table:table-cell>
          <table:table-cell office:value-type="float" office:value="2.36595" calcext:value-type="float">
            <text:p>2.365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5" calcext:value-type="float">
            <text:p>5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0" calcext:value-type="float">
            <text:p>0</text:p>
          </table:table-cell>
          <table:table-cell table:formula="of:=SUM([.L1:.L5])" office:value-type="float" office:value="0" calcext:value-type="float">
            <text:p>0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5" calcext:value-type="float">
            <text:p>5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5:13.217713265</dc:date>
    <meta:document-statistic meta:table-count="1" meta:cell-count="4576" meta:object-count="0"/>
    <meta:generator>LibreOffice/4.2.8.2$Linux_X86_64 LibreOffice_project/420m0$Build-2</meta:generator>
  </office:meta>
</office:document-meta>
</file>